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6.465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12.21cm"/>
    </style:style>
    <style:style style:name="co5" style:family="table-column">
      <style:table-column-properties fo:break-before="auto" style:column-width="7.602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3.526cm" fo:break-before="auto" style:use-optimal-row-height="true"/>
    </style:style>
    <style:style style:name="ro3" style:family="table-row">
      <style:table-row-properties style:row-height="2.947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4.685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Excel_20_Built-in_20_Normal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Nazwa </text:p>
          </table:table-cell>
          <table:table-cell table:style-name="ce1" office:value-type="string">
            <text:p>Wejście</text:p>
          </table:table-cell>
          <table:table-cell table:style-name="ce1" office:value-type="string">
            <text:p>Warunki wstępne </text:p>
          </table:table-cell>
          <table:table-cell table:style-name="ce1" office:value-type="string">
            <text:p>Kroki wykonania</text:p>
          </table:table-cell>
          <table:table-cell table:style-name="ce1" office:value-type="string">
            <text:p>Oczekiwany rezultat </text:p>
          </table:table-cell>
          <table:table-cell table:style-name="ce3" office:value-type="string">
            <text:p>Wynik 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danie produktu do koszyka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1. Otwieramy stronę </text:p>
            <text:p><text:a xlink:href="https://test.testowanie-oprogramowania.pl/">https://test.testowanie-oprogramowania.pl/</text:a></text:p>
            <text:p>2. Klikamy w zakładkę „Shop”</text:p>
            <text:p>3. Klikamy w pierwszy produkt z listy</text:p>
            <text:p>4. Klikamy w przycisk „Dodaj do koszyka”</text:p>
            <text:p>5. Klikamy w przycisk „Zobacz koszyk”</text:p>
          </table:table-cell>
          <table:table-cell table:style-name="ce2" office:value-type="string">
            <text:p>W koszyku jest dodany produkt</text:p>
          </table:table-cell>
          <table:table-cell table:style-name="ce2" office:value-type="string">
            <text:p>POZYTYWNY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Usuwanie produktu z koszyk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Użytkownik ma dodany </text:p>
            <text:p>produkt do koszyka</text:p>
          </table:table-cell>
          <table:table-cell table:style-name="ce2" office:value-type="string">
            <text:p>1. Otwieramy stronę</text:p>
            <text:p><text:a xlink:href="https://test.testowanie-oprogramowania.pl/">https://test.testowanie-oprogramowania.pl/</text:a></text:p>
            <text:p>2. Klikamy w ikonkę koszyka</text:p>
            <text:p>3. Klikamy w przycisk „Zobacz koszyk”</text:p>
            <text:p>4. Klikamy w ikonkę „x”</text:p>
          </table:table-cell>
          <table:table-cell table:style-name="ce2" office:value-type="string">
            <text:p>Pojawia się komunikat </text:p>
            <text:p>„Twój koszyk jest pusty”</text:p>
          </table:table-cell>
          <table:table-cell table:style-name="ce2" office:value-type="string">
            <text:p>POZYTYWNY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Wysłąnie pustego formularza </text:p>
            <text:p>Kontaktowego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1. Otwieramy stronę </text:p>
            <text:p><text:a xlink:href="http://test.testowanie-oprogramowania.pl/">http://test.testowanie-oprogramowania.pl/</text:a></text:p>
            <text:p>2. Klikamy w zakładkę „Contact”</text:p>
            <text:p>3. Klikamy w przycisk „Send Now'</text:p>
          </table:table-cell>
          <table:table-cell table:style-name="ce2" office:value-type="string">
            <text:p>Pojawia się komunikat</text:p>
            <text:p>„To pole jest wymagane”</text:p>
            <text:p>przy każdym polu</text:p>
          </table:table-cell>
          <table:table-cell table:style-name="ce2" office:value-type="string">
            <text:p>POZYTYWNY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Wysłanie formularza </text:p>
            <text:p>kontaktowego z poprawnymi </text:p>
            <text:p>danymi</text:p>
          </table:table-cell>
          <table:table-cell table:style-name="ce2" office:value-type="string">
            <text:p>Name: Anna</text:p>
            <text:p>Number: 123456789</text:p>
            <text:p>Email: <text:a xlink:href="mailto:anna@example.com">anna@example.com</text:a></text:p>
            <text:p>Message: Testow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. Otwieramy stronę</text:p>
            <text:p><text:a xlink:href="https://test.testowanie-oprogramowania.pl/">https://test.testowanie-oprogramowania.pl/</text:a></text:p>
            <text:p>2. Klikamy w zakładkę „Contact”</text:p>
            <text:p>3. Wpisujemy w pole „Name” wartość wejściową</text:p>
            <text:p>4. Wpisujemy w pole „Number” wartość wejściową</text:p>
            <text:p>5. Wpisujemy w pole „Email” wartość wejściową</text:p>
            <text:p>6. Wpisujemy w pole „Message” wartość wejściową</text:p>
            <text:p>7. Klikamy przycisk „Send Now”</text:p>
          </table:table-cell>
          <table:table-cell table:style-name="ce2" office:value-type="string">
            <text:p>Pojawia się komunikat </text:p>
            <text:p>„Thanks for contacting us!</text:p>
            <text:p>We will be in touch with you</text:p>
            <text:p>shortly”</text:p>
          </table:table-cell>
          <table:table-cell table:style-name="ce2" office:value-type="string">
            <text:p>POZYTYWNY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oprawne wyszukiwanie </text:p>
            <text:p>produktu</text:p>
          </table:table-cell>
          <table:table-cell table:style-name="ce2" office:value-type="string">
            <text:p>Postcard V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. Otwieramy stronę </text:p>
            <text:p><text:a xlink:href="https://test.testowanie-oprogramowania.pl/">https://test.testowanie-oprogramowania.pl/</text:a></text:p>
            <text:p>2. Klikamy w zakładkę „Shop”</text:p>
            <text:p>3. Wpisujemy w wyszukiwarce wartość wejściową</text:p>
            <text:p>4. Klikamy w ikonkę lupki</text:p>
          </table:table-cell>
          <table:table-cell table:style-name="ce2" office:value-type="string">
            <text:p>Przekierowanie na stronę </text:p>
            <text:p>Produktu </text:p>
          </table:table-cell>
          <table:table-cell table:style-name="ce2" office:value-type="string">
            <text:p>POZYTYWNY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Niepoprawne wyszukiwanie</text:p>
            <text:p>Produktu</text:p>
          </table:table-cell>
          <table:table-cell table:style-name="ce2" office:value-type="string">
            <text:p>Book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. Otwieramy stronę</text:p>
            <text:p><text:a xlink:href="https://test.testowanie-oprogramowania.pl/">https://test.testowanie-oprogramowania.pl/</text:a></text:p>
            <text:p>2. Klikamy w zakładkę „Shop”</text:p>
            <text:p>3. Wpisujemy w wyszukiwarce wartość wejściową</text:p>
            <text:p>4. Klikamy w ikonkę lupki</text:p>
          </table:table-cell>
          <table:table-cell table:style-name="ce2" office:value-type="string">
            <text:p>Pojawia się komunikat</text:p>
            <text:p>„Nie znaleziono produktów,</text:p>
            <text:p>których szukasz”</text:p>
          </table:table-cell>
          <table:table-cell table:style-name="ce2" office:value-type="string">
            <text:p>POZYTYWNY</text:p>
          </table:table-cell>
          <table:table-cell table:number-columns-repeated="1018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6">26.11.2023</text:date>, <text:time>19:07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6T19:07:04.96</dc:date>
    <dc:creator>Michał Głocki</dc:creator>
    <meta:generator>OpenOffice/4.1.10$Win32 OpenOffice.org_project/4110m2$Build-9807</meta:generator>
    <meta:editing-duration>PT1H18M5S</meta:editing-duration>
    <meta:editing-cycles>2</meta:editing-cycles>
    <meta:document-statistic meta:table-count="1" meta:cell-count="42" meta:object-count="0"/>
  </office:meta>
</office:document-meta>
</file>